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4745440671948B5.png" manifest:media-type="image/png"/>
  <manifest:file-entry manifest:full-path="Pictures/100000000000055600000300353A1DE0A96A31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c0319" officeooo:paragraph-rsid="001c031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88b6" officeooo:paragraph-rsid="001c031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88b6" officeooo:paragraph-rsid="001c88b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0319" officeooo:paragraph-rsid="001c0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2ba" officeooo:paragraph-rsid="001cd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Modelo conceitual</text:p>
          </table:table-cell>
        </table:table-row>
      </table:table>
      <text:p text:style-name="P2"><draw:frame draw:style-name="fr1" draw:name="Figura1" text:anchor-type="paragraph" svg:x="-1.499cm" svg:y="0.152cm" svg:width="20.001cm" svg:height="11.243cm" draw:z-index="0"><draw:image xlink:href="Pictures/100000000000055600000300353A1DE0A96A31B2.png" xlink:type="simple" xlink:show="embed" xlink:actuate="onLoad" loext:mime-type="image/png"/></draw:frame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Modelo Logico</text:p>
          </table:table-cell>
        </table:table-row>
      </table:table>
      <text:p text:style-name="P3"><draw:frame draw:style-name="fr1" draw:name="Figura2" text:anchor-type="paragraph" svg:x="-1.499cm" svg:y="0.397cm" svg:width="20.001cm" svg:height="11.243cm" draw:z-index="1"><draw:image xlink:href="Pictures/1000000000000556000003003474544067194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4:55:50.887286175</meta:creation-date>
    <dc:date>2020-09-20T15:28:28.845356964</dc:date>
    <meta:editing-duration>PT2M17S</meta:editing-duration>
    <meta:editing-cycles>1</meta:editing-cycles>
    <meta:document-statistic meta:table-count="2" meta:image-count="2" meta:object-count="0" meta:page-count="1" meta:paragraph-count="2" meta:word-count="4" meta:character-count="30" meta:non-whitespace-character-count="28"/>
    <meta:generator>LibreOffice/6.1.5.2$Linux_X86_64 LibreOffice_project/10$Build-2</meta:generator>
  </office:meta>
</office:document-meta>
</file>